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9pt"/>
    </style:style>
    <style:style style:name="P2" style:family="paragraph" style:parent-style-name="Standard">
      <style:text-properties style:font-name="serif" fo:font-size="18pt"/>
    </style:style>
    <style:style style:name="P3" style:family="paragraph" style:parent-style-name="Standard">
      <style:text-properties style:font-name="serif" fo:font-size="18pt" style:font-size-asian="18pt" style:font-size-complex="18pt"/>
    </style:style>
    <style:style style:name="P4" style:family="paragraph" style:parent-style-name="Standard">
      <style:text-properties style:font-name="serif" fo:font-size="18pt" officeooo:paragraph-rsid="000c03d2" style:font-size-asian="18pt" style:font-size-complex="18pt"/>
    </style:style>
    <style:style style:name="P5" style:family="paragraph" style:parent-style-name="Standard">
      <style:text-properties style:font-name="serif" fo:font-size="15pt" style:font-size-asian="15pt" style:font-size-complex="15pt"/>
    </style:style>
    <style:style style:name="P6" style:family="paragraph" style:parent-style-name="Standard">
      <style:text-properties style:font-name="serif" fo:font-size="5.25pt"/>
    </style:style>
    <style:style style:name="P7" style:family="paragraph" style:parent-style-name="Standard">
      <style:text-properties style:font-name="serif"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96pt" style:font-size-asian="96pt" style:font-size-complex="96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text-properties fo:font-size="20pt" style:font-size-asian="20pt" style:font-size-complex="20pt"/>
    </style:style>
    <style:style style:name="P12" style:family="paragraph" style:parent-style-name="Standard">
      <style:text-properties fo:color="#ce181e" style:font-name="serif" fo:font-size="23.25pt"/>
    </style:style>
    <style:style style:name="P13" style:family="paragraph" style:parent-style-name="Standard">
      <style:text-properties fo:color="#ce181e" style:font-name="serif" fo:font-size="23.25pt" officeooo:paragraph-rsid="000c03d2" style:font-size-asian="18pt" style:font-size-complex="18pt"/>
    </style:style>
    <style:style style:name="P14" style:family="paragraph" style:parent-style-name="Standard">
      <style:text-properties fo:color="#111111" style:font-name="serif" fo:font-size="18pt" style:font-size-asian="18pt" style:font-size-complex="18pt"/>
    </style:style>
    <style:style style:name="P15" style:family="paragraph" style:parent-style-name="Standard">
      <style:text-properties fo:color="#111111" style:font-name="serif" fo:font-size="18pt" officeooo:paragraph-rsid="000c03d2" style:font-size-asian="18pt" style:font-size-complex="18pt"/>
    </style:style>
    <style:style style:name="P16" style:family="paragraph" style:parent-style-name="Standard">
      <style:text-properties fo:color="#111111" fo:font-size="18pt" style:font-size-asian="18pt" style:font-size-complex="18pt"/>
    </style:style>
    <style:style style:name="P17" style:family="paragraph" style:parent-style-name="Standard">
      <style:text-properties fo:color="#ed1c24" style:font-name="serif" fo:font-size="9pt"/>
    </style:style>
    <style:style style:name="P18" style:family="paragraph" style:parent-style-name="Standard">
      <style:text-properties fo:color="#ed1c24" style:font-name="serif" fo:font-size="20pt" style:font-size-asian="20pt" style:font-size-complex="20pt"/>
    </style:style>
    <style:style style:name="P19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20" style:family="paragraph" style:parent-style-name="Standard">
      <style:paragraph-properties fo:break-before="page"/>
      <style:text-properties fo:font-size="15pt" style:font-size-asian="15pt" style:font-size-complex="15pt"/>
    </style:style>
    <style:style style:name="P21" style:family="paragraph" style:parent-style-name="Standard">
      <style:paragraph-properties fo:break-before="page"/>
      <style:text-properties style:font-name="serif" fo:font-size="10.5pt" style:font-size-asian="18pt" style:font-size-complex="18pt"/>
    </style:style>
    <style:style style:name="P22" style:family="paragraph" style:parent-style-name="Standard">
      <style:paragraph-properties fo:break-before="page"/>
      <style:text-properties style:font-name="serif" fo:font-size="7.5pt" style:font-size-asian="18pt" style:font-size-complex="18pt"/>
    </style:style>
    <style:style style:name="P23" style:family="paragraph" style:parent-style-name="Standard">
      <style:paragraph-properties fo:break-before="page"/>
      <style:text-properties fo:color="#ce181e" style:font-name="serif" fo:font-size="20pt" style:font-size-asian="20pt" style:font-size-complex="20pt"/>
    </style:style>
    <style:style style:name="P24" style:family="paragraph" style:parent-style-name="Standard">
      <style:paragraph-properties fo:break-before="page"/>
      <style:text-properties fo:color="#ed1c24" style:font-name="serif" fo:font-size="20pt" style:font-size-asian="20pt" style:font-size-complex="20pt"/>
    </style:style>
    <style:style style:name="P25" style:family="paragraph" style:parent-style-name="Standard">
      <style:paragraph-properties fo:break-before="page"/>
      <style:text-properties fo:color="#ed1c24" style:font-name="serif" fo:font-size="20pt" officeooo:paragraph-rsid="000c03d2" style:font-size-asian="20pt" style:font-size-complex="20pt"/>
    </style:style>
    <style:style style:name="P26" style:family="paragraph" style:parent-style-name="Standard">
      <style:paragraph-properties fo:break-before="page"/>
      <style:text-properties fo:color="#ed1c24" style:font-name="serif" fo:font-size="18pt" style:font-size-asian="18pt" style:font-size-complex="18pt"/>
    </style:style>
    <style:style style:name="T1" style:family="text">
      <style:text-properties style:font-name="serif"/>
    </style:style>
    <style:style style:name="T2" style:family="text">
      <style:text-properties style:font-name="serif" fo:font-size="24pt" style:font-size-asian="24pt" style:font-size-complex="24pt"/>
    </style:style>
    <style:style style:name="T3" style:family="text">
      <style:text-properties style:font-name="serif" fo:font-size="9pt"/>
    </style:style>
    <style:style style:name="T4" style:family="text">
      <style:text-properties officeooo:rsid="000c03d2"/>
    </style:style>
    <style:style style:name="T5" style:family="text">
      <style:text-properties fo:font-size="9pt"/>
    </style:style>
    <style:style style:name="T6" style:family="text">
      <style:text-properties fo:font-size="10.5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ed1c24"/>
    </style:style>
    <style:style style:name="T9" style:family="text">
      <style:text-properties fo:color="#ed1c24"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ce181e"/>
    </style:style>
    <style:style style:name="T12" style:family="text">
      <style:text-properties fo:color="#ce181e" style:font-size-asian="18pt" style:font-size-complex="18pt"/>
    </style:style>
    <style:style style:name="T13" style:family="text">
      <style:text-properties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ealthy Lives</text:p>
      <text:p text:style-name="P20"><text:note text:id="ftn0" text:note-class="footnote"><text:note-citation>1</text:note-citation><text:note-body><text:p text:style-name="Footnote"/></text:note-body></text:note><text:span text:style-name="T2">Contents</text:span></text:p>
      <text:p text:style-name="P10"/>
      <text:p text:style-name="P10"/>
      <text:p text:style-name="P5">Executive Summary: </text:p>
      <text:p text:style-name="P5"><text:span text:style-name="T4">1….</text:span>Our strategy for public health in England </text:p>
      <text:p text:style-name="P5"/>
      <text:p text:style-name="P5"><text:span text:style-name="T4">2….</text:span>Seizing opportunities for better health </text:p>
      <text:p text:style-name="P5"><text:s/></text:p>
      <text:p text:style-name="P5"><text:span text:style-name="T4">3….</text:span>A radical new approach </text:p>
      <text:p text:style-name="P5"/>
      <text:p text:style-name="P10"/>
      <text:p text:style-name="P5"><text:span text:style-name="T4">4….</text:span>Health and wellbeing throughout life </text:p>
      <text:p text:style-name="P10"><text:s/></text:p>
      <text:p text:style-name="P5"><text:s/></text:p>
      <text:p text:style-name="P5"><text:span text:style-name="T4">5….</text:span>A new public health system with strong local and national <text:s text:c="8"/>leadership </text:p>
      <text:p text:style-name="P5"/>
      <text:p text:style-name="P10"><text:s/></text:p>
      <text:p text:style-name="P5"><text:span text:style-name="T4">6….</text:span>Making it happen </text:p>
      <text:p text:style-name="P5"/>
      <text:p text:style-name="P5"><text:s/></text:p>
      <text:p text:style-name="P5"><text:span text:style-name="T4">7….</text:span>A vision for the role of Director of Public Health </text:p>
      <text:p text:style-name="P5"/>
      <text:p text:style-name="P10"><text:span text:style-name="T1"><text:s text:c="28"/></text:span></text:p>
      <text:p text:style-name="P8"/>
      <text:p text:style-name="P25"><text:s/>What is public health? </text:p>
      <text:p text:style-name="P3">The Faculty of Public Health defines public health as: The science and art of </text:p>
      <text:p text:style-name="P3">promoting and protecting health and wellbeing, preventing ill health and prolonging </text:p>
      <text:p text:style-name="P3">life through the organised efforts of society. </text:p>
      <text:p text:style-name="P3">There are three domains of public health: health improvement (including people’s </text:p>
      <text:p text:style-name="P3">lifestyles as well as inequalities in health and the wider social influences of health), </text:p>
      <text:p text:style-name="P3">health protection (including infectious diseases, environmental hazards and emergency </text:p>
      <text:p text:style-name="P3">preparedness) and health services (including service planning, efficiency, audit and </text:p>
      <text:p text:style-name="P3">evaluation).</text:p>
      <text:p text:style-name="P13">Executive Summary: Our strategy </text:p>
      <text:p text:style-name="P12">for public health in England </text:p>
      <text:p text:style-name="P1">1.</text:p>
      <text:p text:style-name="P11">�</text:p>
      <text:p text:style-name="P7">This is a new era for public health, with a higher priority and dedicated resources. </text:p>
      <text:p text:style-name="P7">This White Paper outlines our commitment to protecting the population from </text:p>
      <text:p text:style-name="P7">serious health threats; helping people live longer, healthier and more fulfilling </text:p>
      <text:p text:style-name="P7">lives; and improving the health of the poorest, fastest. </text:p>
      <text:p text:style-name="P7">2.</text:p>
      <text:p text:style-name="P11">�</text:p>
      <text:p text:style-name="P7">It responds to Professor Sir Michael Marmot’s </text:p>
      <text:p text:style-name="P7">Fair Society, Healthy Lives</text:p>
      <text:p text:style-name="P7">1 </text:p>
      <text:p text:style-name="P7"><text:soft-page-break/>report </text:p>
      <text:p text:style-name="P7">and adopts its life course framework for tackling the wider social determinants </text:p>
      <text:p text:style-name="P7">of health. The new approach will aim to build people’s self-esteem, confidence </text:p>
      <text:p text:style-name="P7">and resilience right from infancy – with stronger support for early years. It </text:p>
      <text:p text:style-name="P7">complements </text:p>
      <text:p text:style-name="P7">A Vision for Adult Social Care: Capable Communities and Active </text:p>
      <text:p text:style-name="P7">Citizens</text:p>
      <text:p text:style-name="P7">2 </text:p>
      <text:p text:style-name="P7">in emphasising more personalised, preventive services that are focused on </text:p>
      <text:p text:style-name="P7">delivering the best outcomes for citizens and that help to build the Big Society. </text:p>
      <text:p text:style-name="P7">3.</text:p>
      <text:p text:style-name="P11">�</text:p>
      <text:p text:style-name="P7">The goal is a public health service that achieves excellent results, unleashing </text:p>
      <text:p text:style-name="P7">innovation and liberating professional leadership. This White Paper builds on </text:p>
      <text:p text:style-name="P7">Equity and Excellence: Liberating the NHS</text:p>
      <text:p text:style-name="P7">3 </text:p>
      <text:p text:style-name="P7">to set out the overall principles and </text:p>
      <text:p text:style-name="P7">framework for making this happen. </text:p>
      <text:p text:style-name="P7">4.</text:p>
      <text:p text:style-name="P11">�</text:p>
      <text:p text:style-name="P7">Subject to Parliament, local government and local communities will be at the heart </text:p>
      <text:p text:style-name="P7"><text:soft-page-break/>of improving health and wellbeing for their populations and tackling inequalities. </text:p>
      <text:p text:style-name="P7">A new integrated public health service – Public Health England – will be </text:p>
      <text:p text:style-name="P7">created to ensure excellence, expertise and responsiveness, particularly on health </text:p>
      <text:p text:style-name="P7">protection, where a national response is vital. </text:p>
      <text:p text:style-name="P7">5.</text:p>
      <text:p text:style-name="P11">�</text:p>
      <text:p text:style-name="P7">During 2011, the Department of Health will publish documents that build on </text:p>
      <text:p text:style-name="P7">this new approach, including on mental health, tobacco control, obesity, sexual </text:p>
      <text:p text:style-name="P7">health, pandemic flu preparedness, health protection and emergency preparedness, </text:p>
      <text:p text:style-name="P7">together with documents from other government departments addressing many of </text:p>
      <text:p text:style-name="P7">the wider determinants of health. </text:p>
      <text:p text:style-name="P7">6.</text:p>
      <text:p text:style-name="P11">�</text:p>
      <text:p text:style-name="P7">The proposals in this White Paper apply to England, but we will work closely with </text:p>
      <text:p text:style-name="P7">the Devolved Administrations on areas of shared interest. </text:p>
      <text:p text:style-name="P8"/>
      <text:p text:style-name="P23">Seizing opportunities for better health </text:p>
      <text:p text:style-name="P3">7.</text:p>
      <text:p text:style-name="P8">�</text:p>
      <text:p text:style-name="P3">Public health has formidable achievements to its name: clean air and water, </text:p>
      <text:p text:style-name="P3">enhanced nutrition and mass immunisation have consigned many killer diseases to </text:p>
      <text:p text:style-name="P3">the history books. There are huge opportunities to go further and faster in tackling </text:p>
      <text:p text:style-name="P3">today’s causes of premature death and illness. People living in the poorest areas </text:p>
      <text:p text:style-name="P3">will, on average, die 7 years earlier than people living in richer areas and spend </text:p>
      <text:p text:style-name="P3">up to 17 more years living with poor health. They have higher rates of mental </text:p>
      <text:p text:style-name="P3">illness; of harm from alcohol, drugs and smoking; and of childhood emotional and </text:p>
      <text:p text:style-name="P3">behavioural problems. Although infectious diseases now account for only 1 in 50 </text:p>
      <text:p text:style-name="P3">deaths, rates of tuberculosis and sexually transmitted infections (STIs) are rising </text:p>
      <text:p text:style-name="P3">and pandemic flu is still a threat. </text:p>
      <text:p text:style-name="P3">8.</text:p>
      <text:p text:style-name="P8">�</text:p>
      <text:p text:style-name="P3">A fuller story on the health of England is set out in </text:p>
      <text:p text:style-name="P3">Our Health and Wellbeing </text:p>
      <text:p text:style-name="P3">Today</text:p>
      <text:p text:style-name="P3">, published to accompany this White Paper. The opportunity – and the </text:p>
      <text:p text:style-name="P3">challenge – is stark, for example: </text:p>
      <text:p text:style-name="P3">a. </text:p>
      <text:p text:style-name="P3">By improving maternal health, we could give our children a better start in life, </text:p>
      <text:p text:style-name="P3"><text:soft-page-break/>reduce infant mortality and the numbers of low birth-weight babies. </text:p>
      <text:p text:style-name="P3">b.</text:p>
      <text:p text:style-name="P8">�</text:p>
      <text:p text:style-name="P3">Taking better care of our children’s health and development could improve </text:p>
      <text:p text:style-name="P3">educational attainment and reduce the risks of mental illness, unhealthy </text:p>
      <text:p text:style-name="P3">lifestyles, road deaths and hospital admissions due to tooth decay. </text:p>
      <text:p text:style-name="P3">c. </text:p>
      <text:p text:style-name="P3">Being in work leads to better physical and mental health, and we could save the </text:p>
      <text:p text:style-name="P3">UK up to £100 billion a year by reducing working-age ill health.</text:p>
      <text:p text:style-name="P3">4 </text:p>
      <text:p text:style-name="P3">d. </text:p>
      <text:p text:style-name="P3">Changing adults’ behaviour could reduce premature death, illness and costs </text:p>
      <text:p text:style-name="P3">to society, avoiding a substantial proportion of cancers, vascular dementias </text:p>
      <text:p text:style-name="P3">and over 30% of circulatory diseases; saving the NHS the £2.7 billion cost of </text:p>
      <text:p text:style-name="P3">alcohol abuse; and saving society the £13.9 billion a year spent on tackling </text:p>
      <text:p text:style-name="P3">drug-fuelled crime. </text:p>
      <text:p text:style-name="P3">e. </text:p>
      <text:p text:style-name="P3">We could prevent many of the yearly excess winter deaths – 35,000 in 2008/09 </text:p>
      <text:p text:style-name="P8">– </text:p>
      <text:p text:style-name="P3">through warmer housing, and prevent further deaths through full take-up of </text:p>
      <text:p text:style-name="P3">seasonal flu vaccinations. </text:p>
      <text:p text:style-name="P8"/>
      <text:p text:style-name="P23">A radical new approach </text:p>
      <text:p text:style-name="P1">9.</text:p>
      <text:p text:style-name="P8">�</text:p>
      <text:p text:style-name="P3">The current approach and system is not up to the task of seizing these huge </text:p>
      <text:p text:style-name="P3">opportunities for better health and reduced inequalities in health. This White Paper </text:p>
      <text:p text:style-name="P3">sets out a radical new approach that will empower local communities, enable </text:p>
      <text:p text:style-name="P3">professional freedoms and unleash new ideas based on the evidence of what works, </text:p>
      <text:p text:style-name="P3">while ensuring that the country remains resilient to and mitigates against current </text:p>
      <text:p text:style-name="P3">and future health threats. It sets out how our approach will: </text:p>
      <text:p text:style-name="P3">a. </text:p>
      <text:p text:style-name="P3">protect the population from health threats – led by central government, with a </text:p>
      <text:p text:style-name="P3">strong system to the frontline; </text:p>
      <text:p text:style-name="P3">b.</text:p>
      <text:p text:style-name="P8">�</text:p>
      <text:p text:style-name="P3">empower local leadership and encourage wide responsibility across society </text:p>
      <text:p text:style-name="P3">to improve everyone’s health and wellbeing, and tackle the wider factors that </text:p>
      <text:p text:style-name="P3">influence it; </text:p>
      <text:p text:style-name="P3">c. </text:p>
      <text:p text:style-name="P3">focus on key outcomes, doing what works to deliver them, with transparency </text:p>
      <text:p text:style-name="P3">of outcomes to enable accountability through a proposed new public health </text:p>
      <text:p text:style-name="P3">outcomes framework; </text:p>
      <text:p text:style-name="P3">d. </text:p>
      <text:p text:style-name="P3">reflect the Government’s core values of freedom, fairness and responsibility by </text:p>
      <text:p text:style-name="P3"><text:soft-page-break/>strengthening self-esteem, confidence and personal responsibility; positively </text:p>
      <text:p text:style-name="P3">promoting healthy behaviours and lifestyles; and adapting the environment to </text:p>
      <text:p text:style-name="P3">make healthy choices easier; and </text:p>
      <text:p text:style-name="P3">e. </text:p>
      <text:p text:style-name="P3">balance the freedoms of individuals and organisations with the need to avoid </text:p>
      <text:p text:style-name="P3">harm to others, use a ‘ladder’ of interventions to determine the least intrusive </text:p>
      <text:p text:style-name="P3">approach necessary to achieve the desired effect and aim to make voluntary </text:p>
      <text:p text:style-name="P3">approaches work before resorting to regulation. </text:p>
      <text:p text:style-name="P3">10.</text:p>
      <text:p text:style-name="P8">�</text:p>
      <text:p text:style-name="P3">This approach will: </text:p>
      <text:p text:style-name="P3">reach across and reach out </text:p>
      <text:p text:style-name="P8">– <text:span text:style-name="T1">addressing the root causes of </text:span></text:p>
      <text:p text:style-name="P3">poor health and wellbeing, reaching out to the individuals and families who need </text:p>
      <text:p text:style-name="P3">the most support – and be: </text:p>
      <text:p text:style-name="P8">•</text:p>
      <text:p text:style-name="P8">�</text:p>
      <text:p text:style-name="P3">responsive </text:p>
      <text:p text:style-name="P8">– <text:span text:style-name="T1">owned by communities and shaped by their needs; </text:span></text:p>
      <text:p text:style-name="P8">•</text:p>
      <text:p text:style-name="P8">�</text:p>
      <text:p text:style-name="P3">resourced </text:p>
      <text:p text:style-name="P8">– <text:span text:style-name="T1">with ring-fenced funding and incentives to improve; </text:span></text:p>
      <text:p text:style-name="P8">•</text:p>
      <text:p text:style-name="P8">�</text:p>
      <text:p text:style-name="P3">rigorous </text:p>
      <text:p text:style-name="P8"><text:soft-page-break/>– <text:span text:style-name="T1">professionally-led, focused on evidence, efficient and effective; and </text:span></text:p>
      <text:p text:style-name="P8">•</text:p>
      <text:p text:style-name="P8">�</text:p>
      <text:p text:style-name="P3">resilient </text:p>
      <text:p text:style-name="P8">– <text:span text:style-name="T1">strengthening protection against current and future threats to health. </text:span></text:p>
      <text:p text:style-name="P8"/>
      <text:p text:style-name="P23">Health and wellbeing throughout life </text:p>
      <text:p text:style-name="P3">11.</text:p>
      <text:p text:style-name="P8">�</text:p>
      <text:p text:style-name="P3">The Government is radically shifting power to local communities, enabling them </text:p>
      <text:p text:style-name="P3">to improve health throughout people’s lives, reduce inequalities and focus on the </text:p>
      <text:p text:style-name="P3">needs of the local population. This White Paper highlights local innovation and </text:p>
      <text:p text:style-name="P3">outlines the cross-government framework that will enable local communities to </text:p>
      <text:p text:style-name="P3">reduce inequalities and improve health at key stages in people’s lives, including: </text:p>
      <text:p text:style-name="P3">a. </text:p>
      <text:p text:style-name="P3">empowering local government and communities, which will have new </text:p>
      <text:p text:style-name="P3">resources, rights and powers to shape their environments and tackle local </text:p>
      <text:p text:style-name="P3">problems; </text:p>
      <text:p text:style-name="P3">b.</text:p>
      <text:p text:style-name="P8">�</text:p>
      <text:p text:style-name="P3">taking a coherent approach to different stages of life and key transitions instead </text:p>
      <text:p text:style-name="P3">of tackling individual risk factors in isolation. Mental health will be a key </text:p>
      <text:p text:style-name="P3">element, and we will shortly publish a new mental health strategy; </text:p>
      <text:p text:style-name="P3">c. </text:p>
      <text:p text:style-name="P3">giving every child in every community the best start in life. We will do this </text:p>
      <text:p text:style-name="P3">through our continued commitment to reduce child poverty, by investing to </text:p>
      <text:p text:style-name="P3">increase health visitor numbers, doubling by 2015 the number of families </text:p>
      <text:p text:style-name="P3"><text:soft-page-break/>reached through the Family Nurse Partnership programme, and refocusing </text:p>
      <text:p text:style-name="P3">Sure Start Children’s Centres for those who need them most. An Olympic and </text:p>
      <text:p text:style-name="P3">Paralympic-style sports competition will be offered to all schools from 2012; </text:p>
      <text:p text:style-name="P3">d. </text:p>
      <text:p text:style-name="P3">making it pay to work through our comprehensive welfare reforms, creating </text:p>
      <text:p text:style-name="P3">new jobs through local growth and working with employers to unleash their </text:p>
      <text:p text:style-name="P3">potential as champions of public health; </text:p>
      <text:p text:style-name="P3">e. </text:p>
      <text:p text:style-name="P3">designing communities for active ageing and sustainability. We will make </text:p>
      <text:p text:style-name="P3">active ageing the norm rather than the exception, for example by building </text:p>
      <text:p text:style-name="P3">more Lifetime Homes, protecting green spaces and launching physical activity </text:p>
      <text:p text:style-name="P3">initiatives, including a £135 million Lottery investment in a Mass Participation </text:p>
      <text:p text:style-name="P3">and Community Sport legacy programme. We will protect and promote </text:p>
      <text:p text:style-name="P3">community ownership of green spaces and improve access to land so that </text:p>
      <text:p text:style-name="P3">people can grow their own food; and </text:p>
      <text:p text:style-name="P3">f.</text:p>
      <text:p text:style-name="P8">�</text:p>
      <text:p text:style-name="P3">working collaboratively with business and the voluntary sector through </text:p>
      <text:p text:style-name="P3">the Public Health Responsibility Deal with five networks on food, alcohol, </text:p>
      <text:p text:style-name="P3">physical activity, health at work and behaviour change. We plan to launch the </text:p>
      <text:p text:style-name="P3"><text:soft-page-break/>Deal in early 2011 and expect to be able to announce agreements on further </text:p>
      <text:p text:style-name="P3">reformulation of food to reduce salt; better information for consumers about </text:p>
      <text:p text:style-name="P3">food; and promotion of more socially responsible retailing and consumption of </text:p>
      <text:p text:style-name="P3">alcohol. It will also develop the Change4Life campaign, for example through </text:p>
      <text:p text:style-name="P3">the ‘Great Swapathon’, £250 million of partner-funded vouchers to make </text:p>
      <text:p text:style-name="P3">healthy lifestyle choices easier. </text:p>
      <text:p text:style-name="P8"/>
      <text:p text:style-name="P23">A new public health system with strong local and national leadership </text:p>
      <text:p text:style-name="P1">12.</text:p>
      <text:p text:style-name="P8">�</text:p>
      <text:p text:style-name="P3">To support this new approach and avoid the problems of the past, we need to </text:p>
      <text:p text:style-name="P3">reform the public health system. Localism will be at the heart of this system, with </text:p>
      <text:p text:style-name="P3">responsibilities, freedoms and funding devolved wherever possible; enhanced </text:p>
      <text:p text:style-name="P3">central powers will be taken where absolutely necessary, for example in areas such </text:p>
      <text:p text:style-name="P3">as emergency preparedness and health protection. Within this system: </text:p>
      <text:p text:style-name="P3">a. </text:p>
      <text:p text:style-name="P3">Directors of Public Health will be the strategic leaders for public health and </text:p>
      <text:p text:style-name="P3">health inequalities in local communities, working in partnership with the local </text:p>
      <text:p text:style-name="P3">NHS and across the public, private and voluntary sectors. The Government </text:p>
      <text:p text:style-name="P3">will shortly publish a response to the recent consultation on proposed new </text:p>
      <text:p text:style-name="P3">local statutory health and wellbeing boards to support collaboration across the </text:p>
      <text:p text:style-name="P3">NHS and local authorities in order to meet communities’ needs as effectively </text:p>
      <text:p text:style-name="P3">as possible. </text:p>
      <text:p text:style-name="P3">b. </text:p>
      <text:p text:style-name="P3">A new, dedicated, professional public health service – Public Health England </text:p>
      <text:p text:style-name="P8">– </text:p>
      <text:p text:style-name="P3">will be set up as part of the Department of Health, which will strengthen the </text:p>
      <text:p text:style-name="P3"><text:soft-page-break/>national response on emergency preparedness and health protection. </text:p>
      <text:p text:style-name="P3">c. </text:p>
      <text:p text:style-name="P3">There will be ring-fenced public health funding from within the overall NHS </text:p>
      <text:p text:style-name="P3">budget to ensure that it is not squeezed by other pressures, for example NHS </text:p>
      <text:p text:style-name="P3">finances, although this will still be subject to the running-cost reductions and </text:p>
      <text:p text:style-name="P3">efficiency gains that will be required across the system. Early estimates suggest </text:p>
      <text:p text:style-name="P3">that current spend on areas that are likely to be the responsibility of Public </text:p>
      <text:p text:style-name="P3">Health England could be over £4 billion. </text:p>
      <text:p text:style-name="P3">d. </text:p>
      <text:p text:style-name="P3">There will be ring-fenced budgets for upper-tier and unitary local authorities </text:p>
      <text:p text:style-name="P3">and a new health premium to reward them for progress made against elements </text:p>
      <text:p text:style-name="P3">of the proposed public health outcomes framework, taking into account health </text:p>
      <text:p text:style-name="P3">inequalities. </text:p>
      <text:p text:style-name="P3">e. </text:p>
      <text:p text:style-name="P3">The core elements of the new system will be set out in the forthcoming Health </text:p>
      <text:p text:style-name="P3">and Social Care Bill and will therefore be subject to Parliament’s approval. </text:p>
      <text:p text:style-name="P3">f. </text:p>
      <text:p text:style-name="P3">The best evidence and evaluation will be used, supporting innovative </text:p>
      <text:p text:style-name="P3">approaches to behaviour change – with a new National Institute for Health </text:p>
      <text:p text:style-name="P3">Research (NIHR) School for Public Health Research and a Policy Research </text:p>
      <text:p text:style-name="P3"><text:soft-page-break/>Unit on Behaviour and Health. There will be greater transparency, with data on </text:p>
      <text:p text:style-name="P3">health outcomes published nationally and locally. </text:p>
      <text:p text:style-name="P3">g. </text:p>
      <text:p text:style-name="P3">The Chief Medical Officer will have a central role in providing independent </text:p>
      <text:p text:style-name="P3">advice to the Secretary of State for Health and the Government on the </text:p>
      <text:p text:style-name="P3">population’s health. He or she will be the leading advocate for public health </text:p>
      <text:p text:style-name="P3">within, across and beyond government, and will lead a professional network for </text:p>
      <text:p text:style-name="P3">all those responsible for commissioning or providing public health. </text:p>
      <text:p text:style-name="P8"/>
      <text:p text:style-name="P21"><text:span text:style-name="T9">Making it happen</text:span> </text:p>
      <text:p text:style-name="P14">13.</text:p>
      <text:p text:style-name="P16">�</text:p>
      <text:p text:style-name="P14">We are implementing our strategy to make early and substantial progress, so that </text:p>
      <text:p text:style-name="P14">we make a real difference to health from the earliest opportunity. Subject to the </text:p>
      <text:p text:style-name="P14">passage of the Health and Social Care Bill, the Government plans to: </text:p>
      <text:p text:style-name="P14">a. </text:p>
      <text:p text:style-name="P14">enable the creation of Public Health England, which will take on full </text:p>
      <text:p text:style-name="P14">responsibilities from 2012, including the formal transfer of functions and </text:p>
      <text:p text:style-name="P14">powers from the Health Protection Agency (HPA) and the National Treatment </text:p>
      <text:p text:style-name="P14">Agency for Substance Misuse (NTA); </text:p>
      <text:p text:style-name="P14">b.</text:p>
      <text:p text:style-name="P16">�</text:p>
      <text:p text:style-name="P14">transfer local health improvement functions to local government, with ring-</text:p>
      <text:p text:style-name="P14">fenced funding allocated to local government from April 2013; and </text:p>
      <text:p text:style-name="P14">c. </text:p>
      <text:p text:style-name="P14">give local government new functions to increase local accountability and </text:p>
      <text:p text:style-name="P14">support integration and partnership working across social care, the NHS and </text:p>
      <text:p text:style-name="P14">public health. </text:p>
      <text:p text:style-name="P14">14.</text:p>
      <text:p text:style-name="P16">�</text:p>
      <text:p text:style-name="P14">The transition to Public Health England will be developed in alignment with </text:p>
      <text:p text:style-name="P14"><text:soft-page-break/>changes to Primary Care Trusts (PCTs) and Strategic Health Authorities (SHAs), </text:p>
      <text:p text:style-name="P14">and the creation of the NHSCB. The detailed arrangements will be set out in a </text:p>
      <text:p text:style-name="P14">series of planning letters throughout the course of 2011. </text:p>
      <text:p text:style-name="P14">15.</text:p>
      <text:p text:style-name="P16">�</text:p>
      <text:p text:style-name="P14">To get the details of the new system right and ensure that it delivers significant </text:p>
      <text:p text:style-name="P14">improvements to the health of the population, we will be consulting on some </text:p>
      <text:p text:style-name="P14">elements. A number of consultation questions are set out in Chapter 4 and </text:p>
      <text:p text:style-name="P14">summarised in Chapter 5 of this White Paper, and we would welcome your views. </text:p>
      <text:p text:style-name="P14">The consultation on these questions closes on 8 March 2011. </text:p>
      <text:p text:style-name="P14">16.</text:p>
      <text:p text:style-name="P16">�</text:p>
      <text:p text:style-name="P14">The Department of Health has published a review of the regulation of public health </text:p>
      <text:p text:style-name="P14">professionals by Dr Gabriel Scally. A consultation question about this is in Chapter 4 </text:p>
      <text:p text:style-name="P14">of this White Paper. We would welcome views on this report. </text:p>
      <text:p text:style-name="P14">17.</text:p>
      <text:p text:style-name="P16">�</text:p>
      <text:p text:style-name="P14">Forthcoming consultation documents will set out the proposed public health </text:p>
      <text:p text:style-name="P15">outcomes framework, and funding and commissioning arrMaking it happen </text:p>
      <text:p text:style-name="P14">13.</text:p>
      <text:p text:style-name="P16">�</text:p>
      <text:p text:style-name="P14"><text:soft-page-break/>We are implementing our strategy to make early and substantial progress, so that </text:p>
      <text:p text:style-name="P14">we make a real difference to health from the earliest opportunity. Subject to the </text:p>
      <text:p text:style-name="P14">passage of the Health and Social Care Bill, the Government plans to: </text:p>
      <text:p text:style-name="P14">a. </text:p>
      <text:p text:style-name="P14">enable the creation of Public Health England, which will take on full </text:p>
      <text:p text:style-name="P14">responsibilities from 2012, including the formal transfer of functions and </text:p>
      <text:p text:style-name="P14">powers from the Health Protection Agency (HPA) and the National Treatment </text:p>
      <text:p text:style-name="P14">Agency for Substance Misuse (NTA); </text:p>
      <text:p text:style-name="P14">b.</text:p>
      <text:p text:style-name="P16">�</text:p>
      <text:p text:style-name="P14">transfer local health improvement functions to local government, with ring-</text:p>
      <text:p text:style-name="P14">fenced funding allocated to local government from April 2013; and </text:p>
      <text:p text:style-name="P14">c. </text:p>
      <text:p text:style-name="P14">give local government new functions to increase local accountability and </text:p>
      <text:p text:style-name="P14">support integration and partnership working across social care, the NHS and </text:p>
      <text:p text:style-name="P14">public health. </text:p>
      <text:p text:style-name="P14">14.</text:p>
      <text:p text:style-name="P16">�</text:p>
      <text:p text:style-name="P14">The transition to Public Health England will be developed in alignment with </text:p>
      <text:p text:style-name="P14">changes to Primary Care Trusts (PCTs) and Strategic Health Authorities (SHAs), </text:p>
      <text:p text:style-name="P15">and the creation of the NHSCB. The detailed arrangeMaking it happen </text:p>
      <text:p text:style-name="P14"><text:soft-page-break/>13.</text:p>
      <text:p text:style-name="Standard">�</text:p>
      <text:p text:style-name="P3">We are implementing our strategy to make early and substantial progress, so that </text:p>
      <text:p text:style-name="P3">we make a real difference to health from the earliest opportunity. Subject to the </text:p>
      <text:p text:style-name="P3">passage of the Health and Social Care Bill, the Government plans to: </text:p>
      <text:p text:style-name="P3">a. </text:p>
      <text:p text:style-name="P3">enable the creation of Public Health England, which will take on full </text:p>
      <text:p text:style-name="P3">responsibilities from 2012, including the formal transfer of functions and </text:p>
      <text:p text:style-name="P3">powers from the Health Protection Agency (HPA) and the National Treatment </text:p>
      <text:p text:style-name="P3">Agency for Substance Misuse (NTA); </text:p>
      <text:p text:style-name="P3">b.</text:p>
      <text:p text:style-name="P8">�</text:p>
      <text:p text:style-name="P3">transfer local health improvement functions to local government, with ring-</text:p>
      <text:p text:style-name="P3">fenced funding allocated to local government from April 2013; and </text:p>
      <text:p text:style-name="P3">c. </text:p>
      <text:p text:style-name="P3">give local government new functions to increase local accountability and </text:p>
      <text:p text:style-name="P3">support integration and partnership working across social care, the NHS and </text:p>
      <text:p text:style-name="P3">public health. </text:p>
      <text:p text:style-name="P3">14.</text:p>
      <text:p text:style-name="P8">�</text:p>
      <text:p text:style-name="P3">The transition to Public Health England will be developed in alignment with </text:p>
      <text:p text:style-name="P3">changes to Primary Care Trusts (PCTs) and Strategic Health Authorities (SHAs), </text:p>
      <text:p text:style-name="P3"><text:soft-page-break/>and the creation of the NHSCB. The detailed arrangements will be set out in a </text:p>
      <text:p text:style-name="P3">series of planning letters throughout the course of 2011. </text:p>
      <text:p text:style-name="P3">15.</text:p>
      <text:p text:style-name="P8">�</text:p>
      <text:p text:style-name="P3">To get the details of the new system right and ensure that it delivers significant </text:p>
      <text:p text:style-name="P3">improvements to the health of the population, we will be consulting on some </text:p>
      <text:p text:style-name="P3">elements. A number of consultation questions are set out in Chapter 4 and </text:p>
      <text:p text:style-name="P3">summarised in Chapter 5 of this White Paper, and we would welcome your views. </text:p>
      <text:p text:style-name="P3">The consultation on these questions closes on 8 March 2011. </text:p>
      <text:p text:style-name="P3">16.</text:p>
      <text:p text:style-name="P8">�</text:p>
      <text:p text:style-name="P3">The Department of Health has published a review of the regulation of public health </text:p>
      <text:p text:style-name="P3">professionals by Dr Gabriel Scally. A consultation question about this is in Chapter 4 </text:p>
      <text:p text:style-name="P3">of this White Paper. We would welcome views on this report. </text:p>
      <text:p text:style-name="P3">17.</text:p>
      <text:p text:style-name="P8">�</text:p>
      <text:p text:style-name="P3">Forthcoming consultation documents will set out the proposed public health </text:p>
      <text:p text:style-name="P3">outcomes framework, and funding and commissioning arrangements for public health. </text:p>
      <text:p text:style-name="P4">ments will be set out in a </text:p>
      <text:p text:style-name="P3">series of planning letters throughout the course of 2011. </text:p>
      <text:p text:style-name="P3">15.</text:p>
      <text:p text:style-name="P8"><text:soft-page-break/>�</text:p>
      <text:p text:style-name="P3">To get the details of the new system right and ensure that it delivers significant </text:p>
      <text:p text:style-name="P3">improvements to the health of the population, we will be consulting on some </text:p>
      <text:p text:style-name="P3">elements. A number of consultation questions are set out in Chapter 4 and </text:p>
      <text:p text:style-name="P3">summarised in Chapter 5 of this White Paper, and we would welcome your views. </text:p>
      <text:p text:style-name="P3">The consultation on these questions closes on 8 March 2011. </text:p>
      <text:p text:style-name="P3">16.</text:p>
      <text:p text:style-name="P8">�</text:p>
      <text:p text:style-name="P3">The Department of Health has published a review of the regulation of public health </text:p>
      <text:p text:style-name="P3">professionals by Dr Gabriel Scally. A consultation question about this is in Chapter 4 </text:p>
      <text:p text:style-name="P3">of this White Paper. We would welcome views on this report. </text:p>
      <text:p text:style-name="P3">17.</text:p>
      <text:p text:style-name="P8">�</text:p>
      <text:p text:style-name="P3">Forthcoming consultation documents will set out the proposed public health </text:p>
      <text:p text:style-name="P3">outcomes framework, and funding and commissioning arrangements for public health. </text:p>
      <text:p text:style-name="P4">angements for public health. </text:p>
      <text:p text:style-name="P8"/>
      <text:p text:style-name="P24">Our health and wellbeing today </text:p>
      <text:p text:style-name="P1">1.1</text:p>
      <text:p text:style-name="Standard">�</text:p>
      <text:p text:style-name="P1">T<text:span text:style-name="T10">oday, people in England are healthier and are living longer than ever before, and </text:span></text:p>
      <text:p text:style-name="P3">have levels of wellbeing that are as good as those in other European countries. </text:p>
      <text:p text:style-name="P3">Most of the major advances in life expectancy over the last two centuries came </text:p>
      <text:p text:style-name="P3">from public health rather than healthcare. Public health innovations have included </text:p>
      <text:p text:style-name="P3">the establishment of clean water and sewage systems that radically reduced </text:p>
      <text:p text:style-name="P3">infectious diseases; clean air acts that curbed the pollution that killed thousands </text:p>
      <text:p text:style-name="P3">into the early 1950s; enhanced nutrition that has largely eliminated many birth </text:p>
      <text:p text:style-name="P3">defects and once common conditions such as rickets; and mass immunisation </text:p>
      <text:p text:style-name="P3">programmes that have consigned to the history books the infectious diseases that </text:p>
      <text:p text:style-name="P3">once dominated death certificates. </text:p>
      <text:p text:style-name="P8"/>
      <text:p text:style-name="P26">Wider factors influencing health, wellbeing and health inequalities </text:p>
      <text:p text:style-name="P17">1.12</text:p>
      <text:p text:style-name="Standard">�</text:p>
      <text:p text:style-name="P3">Our health and wellbeing is influenced by a wide range of factors – social, cultural, </text:p>
      <text:p text:style-name="P3">economic, psychological and environmental – across our lives. These change as </text:p>
      <text:p text:style-name="P3">we progress through the key transition points in life – from infancy and childhood, </text:p>
      <text:p text:style-name="P3">through our teenage years, to adulthood, working life, retirement and the end of </text:p>
      <text:p text:style-name="P3">life. Even before conception and through pregnancy, social, biological and genetic </text:p>
      <text:p text:style-name="P3">factors accumulate to influence the health of the baby. </text:p>
      <text:p text:style-name="P8"/>
      <text:p text:style-name="P24"><text:s/>Seizing opportunities for better health </text:p>
      <text:p text:style-name="P18">Health inequalities – the evidence </text:p>
      <text:p text:style-name="P6"><text:s/></text:p>
      <text:p text:style-name="P3">the independent review of health inequalities </text:p>
      <text:p text:style-name="P3">in England commissioned by government and undertaken by Professor Sir Michael </text:p>
      <text:p text:style-name="P3">Marmot of University College London, sets out the implications of health inequalities. </text:p>
      <text:p text:style-name="P3">It makes it clear that material circumstance, social environment, psychosocial factors, </text:p>
      <text:p text:style-name="P3">behaviours and biological factors are all important influences on health. In practice, </text:p>
      <text:p text:style-name="P3">this means that in order to tackle health inequalities, we need to consider the much </text:p>
      <text:p text:style-name="P3">broader context of our lives. For instance, helping people into work can be very good </text:p>
      <text:p text:style-name="P3">for health. It provides not only income, but also – importantly – a stake in society. </text:p>
      <text:p text:style-name="P3">Early child development and educational attainment are also crucial for future health </text:p>
      <text:p text:style-name="P3">and wellbeing, as well as improving job opportunities and providing </text:p>
      <text:p text:style-name="P3">a route out of poverty. </text:p>
      <text:p text:style-name="P3">While on the whole we are living longer than ever before, people’s health and </text:p>
      <text:p text:style-name="P3">wellbeing varies significantly across England. And there is a social gradient of </text:p>
      <text:p text:style-name="P3">health – the lower a person’s social position, the worse his or her health. People in </text:p>
      <text:p text:style-name="P3">disadvantaged areas are more likely to have shorter life expectancy and experience </text:p>
      <text:p text:style-name="P3">a greater burden of ill health – and there are differences in life expectancy and </text:p>
      <text:p text:style-name="P3">expectancy of life in good health across the socioeconomic spectrum. This inequality </text:p>
      <text:p text:style-name="P3"><text:soft-page-break/>is driven by the underlying social factors that affect people’s health and wellbeing – </text:p>
      <text:p text:style-name="P8">‘<text:span text:style-name="T1">the causes of the causes’. </text:span></text:p>
      <text:p text:style-name="P3">The Marmot Review states there are gaps of up to 7 years in life expectancy between </text:p>
      <text:p text:style-name="P3">the richest and poorest neighbourhoods, and up to 17 years in disability-free life </text:p>
      <text:p text:style-name="P3">expectancy (see Figure 1.2). It also highlights wide variation within areas; for instance </text:p>
      <text:p text:style-name="P3">in London, in one ward in Kensington and Chelsea, a man now has a life expectancy </text:p>
      <text:p text:style-name="P3">of 88 years, compared with 71 years in Tottenham Green, one of the capital’s poorer </text:p>
      <text:p text:style-name="P3">wards. Low income and deprivation are particularly associated with higher levels of </text:p>
      <text:p text:style-name="P3">obesity, smoking, mental illness and harms arising from drug and alcohol misuse. </text:p>
      <text:p text:style-name="P3">Protected equality characteristics can also have an impact on health. Evidence shows </text:p>
      <text:p text:style-name="P3">that inequalities based on race, disability, age, religion or belief, gender, sexual </text:p>
      <text:p text:style-name="P3">orientation and gender identity can interact in complex ways with socioeconomic </text:p>
      <text:p text:style-name="P3">position in shaping people’s health. Some vulnerable groups and communities, for </text:p>
      <text:p text:style-name="P3">example people with learning disabilities or travellers, have significantly poorer life </text:p>
      <text:p text:style-name="P8"/>
      <text:p text:style-name="P24">Health and wellbeing challenges through life </text:p>
      <text:p text:style-name="P18">Starting well </text:p>
      <text:p text:style-name="P1"/>
      <text:p text:style-name="P8"/>
      <text:p text:style-name="P3">The health and wellbeing of women before, during and after pregnancy is a critical </text:p>
      <text:p text:style-name="P3">factor in giving children a healthy start in life and laying the groundwork for good </text:p>
      <text:p text:style-name="P3">health and wellbeing in later life. </text:p>
      <text:p text:style-name="P8"><text:span text:style-name="T1">Healthy Lives, Healthy People: Our strategy for public health in England </text:span></text:p>
      <text:p text:style-name="P3">Improving maternal mental health could lead to better outcomes in childhood. </text:p>
      <text:p text:style-name="P3">Maternal depression and anxiety in pregnancy and during a child’s early life </text:p>
      <text:p text:style-name="P3">affects about 10–15% of pregnant women.</text:p>
      <text:p text:style-name="P3"/>
      <text:p text:style-name="P3">Rates are nearly twice as high among </text:p>
      <text:p text:style-name="P3">mothers living in poverty and three times as high for teenage mothers, and are </text:p>
      <text:p text:style-name="P3">associated with low birth weight, emotional or conduct disorders and children’s </text:p>
      <text:p text:style-name="P3">later intellectual development.</text:p>
      <text:p text:style-name="P3"><text:s/></text:p>
      <text:p text:style-name="P3">In one study, the children of women who were depressed at 3 months after giving </text:p>
      <text:p text:style-name="P3">birth had significantly lower IQ scores at 11 years. They also had problems with </text:p>
      <text:p text:style-name="P3">attention, had difficulties in mathematical reasoning, and were more likely than </text:p>
      <text:p text:style-name="P3">other children to have special educational needs.</text:p>
      <text:p text:style-name="P8"><text:s/></text:p>
      <text:p text:style-name="P3">There has been substantial progress in reducing infant deaths. In 2008, the infant </text:p>
      <text:p text:style-name="P3"><text:soft-page-break/>mortality rate was the lowest ever recorded in England, with fewer than 5 deaths </text:p>
      <text:p text:style-name="P3">per 1,000 live births in England compared with 18 deaths per 1,000 live births in </text:p>
      <text:p text:style-name="P3"><text:s/></text:p>
      <text:p text:style-name="P3"/>
      <text:p text:style-name="P3"/>
      <text:p text:style-name="P3">However, these rates are higher than in comparable European countries </text:p>
      <text:p text:style-name="P3">and infant mortality is a key indicator of wider health inequalities. There is a 70% </text:p>
      <text:p text:style-name="P3">gap in infant mortality between the richest and poorest groups, and rates for some </text:p>
      <text:p text:style-name="P3">ethnic groups are almost twice the national average.</text:p>
      <text:p text:style-name="P8"><text:s/></text:p>
      <text:p text:style-name="P8"/>
      <text:p text:style-name="P3">There are opportunities to reduce infant mortality further by tackling maternal </text:p>
      <text:p text:style-name="P3">obesity (around 1 in 5 mothers could be overweight or obese);</text:p>
      <text:p text:style-name="P3"><text:s/></text:p>
      <text:p text:style-name="P3">increasing </text:p>
      <text:p text:style-name="P3">breastfeeding rates (England has one of the lowest rates in Europe and the current </text:p>
      <text:p text:style-name="P3">prevalence of breastfeeding at 6-8 weeks is 46.2%</text:p>
      <text:p text:style-name="P3"/>
      <text:p text:style-name="P3">and decreasing smoking in </text:p>
      <text:p text:style-name="P3">pregnancy (more than 1 in 6 mothers smoke during pregnancy</text:p>
      <text:p text:style-name="P3"/>
      <text:p text:style-name="P3">. Smoking rates </text:p>
      <text:p text:style-name="P3">during pregnancy are much higher among lower socioeconomic groups</text:p>
      <text:p text:style-name="P3"><text:soft-page-break/><text:s text:c="3"/></text:p>
      <text:p text:style-name="P3">teenage mothers.</text:p>
      <text:p text:style-name="P3"><text:s/></text:p>
      <text:p text:style-name="P8"/>
      <text:p text:style-name="P8"/>
      <text:p text:style-name="P3">A total of 1 in 14 babies in the UK have a low birth weight (which is associated </text:p>
      <text:p text:style-name="P3">with immediate and longer-term health consequences for babies), a higher rate </text:p>
      <text:p text:style-name="P3">than the average for EU15 and EU27 countries.</text:p>
      <text:p text:style-name="P3"/>
      <text:p text:style-name="P3"><text:s/></text:p>
      <text:p text:style-name="P3">This could also be improved by </text:p>
      <text:p text:style-name="P3">reducing smoking during pregnancy.</text:p>
      <text:p text:style-name="P3"/>
      <text:p text:style-name="P8"/>
      <text:p text:style-name="P3">Children’s development is crucial for their future health and wellbeing and better </text:p>
      <text:p text:style-name="P3">early years support could make a big difference. Good parent–child relationships </text:p>
      <text:p text:style-name="P3">help build children’s self-esteem and confidence and reduce the risk of children </text:p>
      <text:p text:style-name="P3">adopting unhealthy lifestyles. A total of 1 in 10 children are estimated to have </text:p>
      <text:p text:style-name="P3">emotional or behavioural problems,</text:p>
      <text:p text:style-name="P3"/>
      <text:p text:style-name="P3">which increase the risk of poor health and </text:p>
      <text:p text:style-name="P3">wellbeing both in childhood and later life.</text:p>
      <text:p text:style-name="P3"/>
      <text:p text:style-name="P8"/>
      <text:p text:style-name="P22"><text:s text:c="2"/></text:p>
      <text:p text:style-name="P1"><text:span text:style-name="T9">Developing well</text:span> </text:p>
      <text:p text:style-name="P8"><text:s/></text:p>
      <text:p text:style-name="P3">There are opportunities to reduce road accidents – the leading cause of accidental </text:p>
      <text:p text:style-name="P3">death and injury of children in the UK, resulting in almost 21,000 injuries in </text:p>
      <text:p text:style-name="P3"><text:s text:c="2"/></text:p>
      <text:p text:style-name="P3">There are strong social and regional variations, so this lends itself to a </text:p>
      <text:p text:style-name="P3">tailored local approach. </text:p>
      <text:p text:style-name="P3"><text:s/></text:p>
      <text:p text:style-name="P8"><text:s/></text:p>
      <text:p text:style-name="P3">Progress is being made in tackling childhood obesity – the rise among 2–10-year</text:p>
      <text:p text:style-name="P3">-</text:p>
      <text:p text:style-name="P3">olds from 1 in 10 children in 1995 to almost 1 in 7 in 2008 appears to be levelling </text:p>
      <text:p text:style-name="P3">off.</text:p>
      <text:p text:style-name="P3"><text:s/></text:p>
      <text:p text:style-name="P3">However, more than 1 in 5 children are still overweight or obese by age 3.</text:p>
      <text:p text:style-name="P3"><text:s text:c="2"/></text:p>
      <text:p text:style-name="P3">Rates are higher among some black and minority ethnic (BME) communities and </text:p>
      <text:p text:style-name="P3">in lower socioeconomic groups.</text:p>
      <text:p text:style-name="P3"><text:s/></text:p>
      <text:p text:style-name="P3">Through social networks, obesity can actually be ‘spread’ by person-to-person </text:p>
      <text:p text:style-name="P3">interaction. Social norms affect other health areas too: if more than half of a </text:p>
      <text:p text:style-name="P3">student’s social network smoke, then that student’s risk of smoking doubles.</text:p>
      <text:p text:style-name="P3"><text:s/></text:p>
      <text:p text:style-name="P8">�</text:p>
      <text:p text:style-name="P3"><text:soft-page-break/>Teenagers and young people are among the biggest lifestyle risk-takers. About 1 in </text:p>
      <text:p text:style-name="P3">5 young adults say they have recently used drugs, mostly cannabis.</text:p>
      <text:p text:style-name="P3"><text:s text:c="2"/></text:p>
      <text:p text:style-name="P3">Rates of STIs </text:p>
      <text:p text:style-name="P3">such as chlamydia are increasing, with 15–24-year-olds the most affected group. </text:p>
      <text:p text:style-name="P3">Around 1 in 10 of the people who get an STI will become re-infected within a </text:p>
      <text:p text:style-name="P3">year.</text:p>
      <text:p text:style-name="P3"><text:s/></text:p>
      <text:p text:style-name="P3">Teenage conceptions are at a 20-year low (40 cases per 1,000 under 18s), </text:p>
      <text:p text:style-name="P3">but are still high compared with Western Europe.</text:p>
      <text:p text:style-name="P3"><text:s/></text:p>
      <text:p text:style-name="P8">�</text:p>
      <text:p text:style-name="P3">Teenage years are a crucial time for health and wellbeing in later life. Half of </text:p>
      <text:p text:style-name="P3">lifetime mental illness (excluding dementia) starts by the age of 14.</text:p>
      <text:p text:style-name="P3"><text:s text:c="2"/></text:p>
      <text:p text:style-name="P3">More than </text:p>
      <text:p text:style-name="P3">8 out of 10 adults who have ever smoked regularly started smoking before 19,</text:p>
      <text:p text:style-name="P3"><text:s text:c="2"/></text:p>
      <text:p text:style-name="P3">and one study found that 8 in 10 obese teenagers went on to be obese as adults.</text:p>
      <text:p text:style-name="P3"><text:s/></text:p>
      <text:p text:style-name="P8">�</text:p>
      <text:p text:style-name="P3">Around 1 in 3 young adults drink to the point of drunkenness, the highest rates </text:p>
      <text:p text:style-name="P3">among any age group.</text:p>
      <text:p text:style-name="P3">50 </text:p>
      <text:p text:style-name="P3"><text:soft-page-break/>Accidents due to alcohol (including drink-driving </text:p>
      <text:p text:style-name="P8"><text:span text:style-name="T1">accidents) are the leading cause of death among 16– </text:span></text:p>
      <text:p text:style-name="P8"><text:span text:style-name="T1"/></text:p>
      <text:p text:style-name="P8"><text:span text:style-name="T1"/></text:p>
      <text:p text:style-name="P3">Many premature deaths and illnesses could be avoided by improving lifestyles. </text:p>
      <text:p text:style-name="P3">It is estimated that a substantial proportion of cancers</text:p>
      <text:p text:style-name="P3"><text:s/></text:p>
      <text:p text:style-name="P3">and over 30% of deaths </text:p>
      <text:p text:style-name="P3">from circulatory disease</text:p>
      <text:p text:style-name="P3"><text:s/></text:p>
      <text:p text:style-name="P3">could be avoided, mainly through a combination of </text:p>
      <text:p text:style-name="P3">stopping smoking, improving diet and increasing physical activity. </text:p>
      <text:p text:style-name="P3"><text:s/></text:p>
      <text:p text:style-name="P8"><text:s/></text:p>
      <text:p text:style-name="P3">Reducing smoking rates represents a huge opportunity for public health – smoking </text:p>
      <text:p text:style-name="P3">is the single biggest preventable cause of early death and illness. There are </text:p>
      <text:p text:style-name="P3">2 million fewer smokers now than a decade ago, but 1 in 5 adults still smoke.</text:p>
      <text:p text:style-name="P2"><text:span text:style-name="T5"><text:s/></text:span></text:p>
      <text:p text:style-name="P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2:18:15.890521955</meta:creation-date>
    <dc:date>2018-12-22T12:38:40.147221870</dc:date>
    <meta:editing-duration>PT1M36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46" meta:paragraph-count="564" meta:word-count="4261" meta:character-count="27043" meta:non-whitespace-character-count="22800"/>
  </office:meta>
</office:document-meta>
</file>